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s</text:span><text:span text:style-name="T1_2"><text:s/></text:span><text:span text:style-name="T1_3">d</text:span><text:span text:style-name="T1_4">’</text:span><text:span text:style-name="T1_5">us</text:span><text:span text:style-name="T1_6"><text:s/></text:span><text:span text:style-name="T1_7">JugarPartida</text:span><text:span text:style-name="T1_8"><text:s/>(</text:span><text:span text:style-name="T1_9">Contractes</text:span><text:span text:style-name="T1_10"><text:s/></text:span><text:span text:style-name="T1_11">ferAutenticació</text:span><text:span text:style-name="T1_12"><text:s/></text:span><text:span text:style-name="T1_13">i</text:span><text:span text:style-name="T1_14"><text:s/></text:span><text:span text:style-name="T1_15">crearPartida</text:span><text:span text:style-name="T1_16">)</text:span></text:p>
      <text:p text:style-name="P2"/>
      <text:p text:style-name="P3"><text:span text:style-name="T3_1"><text:a xlink:type="simple" xlink:href="https://cacoo.com/diagrams/mSJkIoYeJAlExgDO"><text:span text:style-name="T3_2">https</text:span></text:a></text:span><text:span text:style-name="T3_3"><text:a xlink:type="simple" xlink:href="https://cacoo.com/diagrams/mSJkIoYeJAlExgDO"><text:span text:style-name="T3_4">://</text:span></text:a></text:span><text:span text:style-name="T3_5"><text:a xlink:type="simple" xlink:href="https://cacoo.com/diagrams/mSJkIoYeJAlExgDO"><text:span text:style-name="T3_6">cacoo</text:span></text:a></text:span><text:span text:style-name="T3_7"><text:a xlink:type="simple" xlink:href="https://cacoo.com/diagrams/mSJkIoYeJAlExgDO"><text:span text:style-name="T3_8">.</text:span></text:a></text:span><text:span text:style-name="T3_9"><text:a xlink:type="simple" xlink:href="https://cacoo.com/diagrams/mSJkIoYeJAlExgDO"><text:span text:style-name="T3_10">com</text:span></text:a></text:span><text:span text:style-name="T3_11"><text:a xlink:type="simple" xlink:href="https://cacoo.com/diagrams/mSJkIoYeJAlExgDO"><text:span text:style-name="T3_12">/</text:span></text:a></text:span><text:span text:style-name="T3_13"><text:a xlink:type="simple" xlink:href="https://cacoo.com/diagrams/mSJkIoYeJAlExgDO"><text:span text:style-name="T3_14">diagrams</text:span></text:a></text:span><text:span text:style-name="T3_15"><text:a xlink:type="simple" xlink:href="https://cacoo.com/diagrams/mSJkIoYeJAlExgDO"><text:span text:style-name="T3_16">/</text:span></text:a></text:span><text:span text:style-name="T3_17"><text:a xlink:type="simple" xlink:href="https://cacoo.com/diagrams/mSJkIoYeJAlExgDO"><text:span text:style-name="T3_18">mSJkIoYeJAlExgDO</text:span></text:a></text:span></text:p>
      <text:p text:style-name="P4"><text:span text:style-name="T4_1"><text:a xlink:type="simple" xlink:href="https://cacoo.com/diagrams/mSJkIoYeJAlExgDO-4BDB3.png"><text:span text:style-name="T4_2">https</text:span></text:a></text:span><text:span text:style-name="T4_3"><text:a xlink:type="simple" xlink:href="https://cacoo.com/diagrams/mSJkIoYeJAlExgDO-4BDB3.png"><text:span text:style-name="T4_4">://</text:span></text:a></text:span><text:span text:style-name="T4_5"><text:a xlink:type="simple" xlink:href="https://cacoo.com/diagrams/mSJkIoYeJAlExgDO-4BDB3.png"><text:span text:style-name="T4_6">cacoo</text:span></text:a></text:span><text:span text:style-name="T4_7"><text:a xlink:type="simple" xlink:href="https://cacoo.com/diagrams/mSJkIoYeJAlExgDO-4BDB3.png"><text:span text:style-name="T4_8">.</text:span></text:a></text:span><text:span text:style-name="T4_9"><text:a xlink:type="simple" xlink:href="https://cacoo.com/diagrams/mSJkIoYeJAlExgDO-4BDB3.png"><text:span text:style-name="T4_10">com</text:span></text:a></text:span><text:span text:style-name="T4_11"><text:a xlink:type="simple" xlink:href="https://cacoo.com/diagrams/mSJkIoYeJAlExgDO-4BDB3.png"><text:span text:style-name="T4_12">/</text:span></text:a></text:span><text:span text:style-name="T4_13"><text:a xlink:type="simple" xlink:href="https://cacoo.com/diagrams/mSJkIoYeJAlExgDO-4BDB3.png"><text:span text:style-name="T4_14">diagrams</text:span></text:a></text:span><text:span text:style-name="T4_15"><text:a xlink:type="simple" xlink:href="https://cacoo.com/diagrams/mSJkIoYeJAlExgDO-4BDB3.png"><text:span text:style-name="T4_16">/</text:span></text:a></text:span><text:span text:style-name="T4_17"><text:a xlink:type="simple" xlink:href="https://cacoo.com/diagrams/mSJkIoYeJAlExgDO-4BDB3.png"><text:span text:style-name="T4_18">mSJkIoYeJAlExgDO</text:span></text:a></text:span><text:span text:style-name="T4_19"><text:a xlink:type="simple" xlink:href="https://cacoo.com/diagrams/mSJkIoYeJAlExgDO-4BDB3.png"><text:span text:style-name="T4_20">-4</text:span></text:a></text:span><text:span text:style-name="T4_21"><text:a xlink:type="simple" xlink:href="https://cacoo.com/diagrams/mSJkIoYeJAlExgDO-4BDB3.png"><text:span text:style-name="T4_22">BDB</text:span></text:a></text:span><text:span text:style-name="T4_23"><text:a xlink:type="simple" xlink:href="https://cacoo.com/diagrams/mSJkIoYeJAlExgDO-4BDB3.png"><text:span text:style-name="T4_24">3.</text:span></text:a></text:span><text:span text:style-name="T4_25"><text:a xlink:type="simple" xlink:href="https://cacoo.com/diagrams/mSJkIoYeJAlExgDO-4BDB3.png"><text:span text:style-name="T4_26">png</text:span></text:a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